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840000311E0000202D1890896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9" table:end-x="1.284cm" table:end-y="0.055cm" draw:z-index="0" svg:width="12.573cm" svg:height="8.236cm" svg:x="0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9" table:end-x="1.283cm" table:end-y="0.028cm" draw:z-index="1" draw:name="Graphics 1" draw:style-name="gr1" draw:text-style-name="P1" svg:width="12.573cm" svg:height="8.236cm" svg:x="0cm" svg:y="0.372cm">
              <draw:image xlink:href="Pictures/200004840000311E0000202D1890896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3:32</dc:date>
    <dc:language>en-US</dc:language>
    <meta:editing-cycles>4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3000001907349pt" style:font-family-asian="'Andale Sans UI'" style:font-pitch-asian="variable" style:font-size-asian="15.3000001907349pt" style:font-family-complex="Tahoma" style:font-pitch-complex="variable" style:font-size-complex="15.3000001907349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19999980926514pt" style:font-family-asian="'Andale Sans UI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6000003814697pt" style:font-family-asian="'Andale Sans UI'" style:font-pitch-asian="variable" style:font-size-asian="10.6000003814697pt" style:font-family-complex="Tahoma" style:font-pitch-complex="variable" style:font-size-complex="10.6000003814697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19999980926514pt" style:font-family-asian="'Andale Sans UI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574cm" svg:height="8.237cm" chart:class="chart:scatter" chart:style-name="ch1">
        <chart:title svg:x="2.241cm" svg:y="0.164cm" chart:style-name="ch2">
          <text:p>xy_Chart_B-Spline_with_Symbols</text:p>
        </chart:title>
        <chart:legend chart:legend-position="end" svg:x="10.794cm" svg:y="3.533cm" chart:style-name="ch3"/>
        <chart:plot-area chart:style-name="ch4" table:cell-range-address="Sheet1.$B$4:.$F$16" chart:data-source-has-labels="both" chart:table-number-list="0" svg:x="0.251cm" svg:y="1.086cm" svg:width="10.042cm" svg:height="6.986cm">
          <chart:axis chart:dimension="x" chart:name="primary-x" chart:style-name="ch5">
            <chart:title svg:x="5.796cm" svg:y="7.64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51cm" svg:y="4.793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